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02mm"/>
    </style:style>
    <style:style style:name="co3" style:family="table-column">
      <style:table-column-properties fo:break-before="auto" style:column-width="139.42mm"/>
    </style:style>
    <style:style style:name="co4" style:family="table-column">
      <style:table-column-properties fo:break-before="auto" style:column-width="1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Time series Intro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Time series – data listed with time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Regular or irregula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anipulating Dates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Refilling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Window</text:p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use window for smoothening </text:p>
          </table:table-cell>
          <table:table-cell office:value-type="string" calcext:value-type="string">
            <text:p>Why smoothing?</text:p>
          </table:table-cell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Remove noise</text:p>
          </table:table-cell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Let important patterns stand out</text:p>
          </table:table-cell>
        </table:table-row>
        <table:table-row table:style-name="ro1">
          <table:table-cell/>
          <table:table-cell table:style-name="ce1"/>
          <table:table-cell office:value-type="string" calcext:value-type="string">
            <text:p>Rolling window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Expanding Window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Moving Average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Weighed Moving Average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Exponential Weighed Moving Average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Critical – window size</text:p>
          </table:table-cell>
          <table:table-cell office:value-type="string" calcext:value-type="string">
            <text:p>depending on how granular you want to go</text:p>
          </table:table-cell>
        </table:table-row>
        <table:table-row table:style-name="ro2">
          <table:table-cell/>
          <table:table-cell table:style-name="ce1" office:value-type="string" calcext:value-type="string">
            <text:p>Self Correlation, Self Explaination, Self Prediction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utocorrelation</text:p>
          </table:table-cell>
          <table:table-cell office:value-type="string" calcext:value-type="string">
            <text:p>used to identify possible structure in Time Series data</text:p>
          </table:table-cell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how diff points relate to each other explained by temporal distance</text:p>
          </table:table-cell>
          <table:table-cell office:value-type="string" calcext:value-type="string">
            <text:p>every point from lag 1, lag 2, etc</text:p>
          </table:table-cell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office:value-type="string" calcext:value-type="string">
            <text:p>for weekly data, 7,14, 21, .. will all have high AC (just harmonic)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artial Autocorrelation</text:p>
          </table:table-cell>
          <table:table-cell office:value-type="string" calcext:value-type="string">
            <text:p>identify 7’s pattern take it out, and then see if there’s a separate 14 pattern</text:p>
          </table:table-cell>
          <table:table-cell/>
        </table:table-row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ttools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tionarit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y? Coz ARIMA (and most other models used for forecasting) want i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tationary</text:p>
          </table:table-cell>
          <table:table-cell office:value-type="string" calcext:value-type="string">
            <text:p>Constant mean – value is not drifting over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ant variance – unpredictability is not varying over tim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stant AC – structure is not changing over 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ason(additive and multiplicative) and trends and why remove 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 Prediction Data Munging</text:p>
          </table:table-cell>
          <table:table-cell office:value-type="string" calcext:value-type="string">
            <text:p>De-T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fference</text:p>
          </table:table-cell>
          <table:table-cell office:value-type="string" calcext:value-type="string">
            <text:p>Y(t) = Y(t) – Y(t-1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smoothing</text:p>
          </table:table-cell>
          <table:table-cell office:value-type="string" calcext:value-type="string">
            <text:p>calculate moving average and subtract each value with 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ob: diff value for each point, computationally intensiv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ar regression</text:p>
          </table:table-cell>
          <table:table-cell office:value-type="string" calcext:value-type="string">
            <text:p>Y = mx+c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utationally better, but may need to repeat multiple tim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-Season (Additiv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verage detrended values over a specific seas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ess method</text:p>
          </table:table-cell>
          <table:table-cell table:style-name="ce2" office:value-type="string" calcext:value-type="string">
            <text:p>locally weighed regress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creasing varianc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-Season (Multi) / Inc va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wer transforma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og transform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ckey-Fuller tes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for stationarit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ype of unit root test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orecasting</text:p>
          </table:table-cell>
          <table:table-cell office:value-type="string" calcext:value-type="string">
            <text:p>ARIMA = AR + I + M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//MA is for short term seasonality</text:p>
          </table:table-cell>
          <table:table-cell office:value-type="string" calcext:value-type="string">
            <text:p>MA =&gt; output depends linearly on current ad prev values of a stochastic ter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ite MA is always stationa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/AR is for long term tren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inite AR may or may not be stationa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7T21:59:11.660951516</meta:creation-date>
    <dc:date>2018-08-28T11:12:45.943171750</dc:date>
    <meta:editing-duration>PT41M1S</meta:editing-duration>
    <meta:editing-cycles>1</meta:editing-cycles>
    <meta:document-statistic meta:table-count="1" meta:cell-count="62" meta:object-count="0"/>
    <meta:generator>LibreOffice/6.0.3.2$Linux_X86_64 LibreOffice_project/00m0$Build-2</meta:generator>
  </office:meta>
</office:document-meta>
</file>